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ler og Filsystemer</text:h>
      <text:p text:style-name="Text_20_body">Hvad og hvordan er et filsystem en abstraktion?</text:p>
      <text:p text:style-name="Text_20_body">Grundlæggende organisationsprincipper for filsystemer</text:p>
      <text:p text:style-name="Text_20_body">Hard links vs. symbolic links</text:p>
      <text:p text:style-name="Text_20_body">Virtuelle filsystemer</text:p>
      <text:p text:style-name="Text_20_body">Grundlæggende egenskaber ved og operationer på filsystemer</text:p>
      <text:p text:style-name="Text_20_body">Allokeringsstrategier for diskblokke</text:p>
      <text:p text:style-name="Text_20_body">API/interface/systemkald for filsystemer</text:p>
      <text:p text:style-name="Text_20_body">Implementation af katalo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8:57:01.14</meta:creation-date>
    <meta:document-statistic meta:table-count="0" meta:image-count="0" meta:object-count="0" meta:page-count="1" meta:paragraph-count="9" meta:word-count="38" meta:character-count="331"/>
    <dc:date>2011-06-03T19:08:51.14</dc:date>
    <meta:editing-duration>PT11M50S</meta:editing-duration>
    <meta:editing-cycles>1</meta:editing-cycles>
    <meta:generator>OpenOffice.org/3.3$Win32 OpenOffice.org_project/330m20$Build-9567</meta:generator>
  </office:meta>
</office:document-meta>
</file>